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1f1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8T00:41:04.838019000</meta:creation-date>
    <dc:date>2026-05-01T00:40:06.998267800</dc:date>
    <meta:editing-duration>PT5H19M17S</meta:editing-duration>
    <meta:editing-cycles>11</meta:editing-cycles>
    <meta:generator>LibreOffice/26.2.2.2$Windows_X86_64 LibreOffice_project/1f77d10d6938fd34972958f64b2bcfa54f8b1ba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